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top="0.0398in" fo:margin-bottom="0.1366in" style:contextual-spacing="false" fo:line-height="200%"/>
    </style:style>
    <style:style style:name="P3" style:family="paragraph" style:parent-style-name="Text_20_body">
      <style:paragraph-properties fo:margin-top="0.0398in" fo:margin-bottom="0.1366in" style:contextual-spacing="false" fo:line-height="200%"/>
      <style:text-properties officeooo:paragraph-rsid="001acf57"/>
    </style:style>
    <style:style style:name="P4" style:family="paragraph" style:parent-style-name="Text_20_body" style:list-style-name="L1"/>
    <style:style style:name="T1" style:family="text">
      <style:text-properties officeooo:rsid="000c191e"/>
    </style:style>
    <style:style style:name="T2" style:family="text">
      <style:text-properties officeooo:rsid="001c5da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gh-Level Plan</text:p>
      <text:p text:style-name="Text_20_body"/>
      <text:p text:style-name="P3"><text:tab/></text:p>
      <text:p text:style-name="P3">For this assignment I will analyze the Bitcoin OTC trust network (https://snap.stanford.edu/data/soc-sign-bitcoinotc.html). In this dataset, nodes represent users and directed edges represent ratings from −10 to +10. Negative values indicate distrust, positive values indicate trust, and zero is neutral.</text:p>
      <text:p text:style-name="P2"><text:tab/>To capture rating intensity, I will divide the scale into seven categories: strong distrust (−10 to −7), moderate distrust (−6 to −3), mild distrust (−2 to −1), neutral (0), mild trust (+1 to +2), moderate trust (+3 to +6), and strong trust (+7 to +10). This avoids treating all positive or negative ratings as equal and allows me to see whether stronger ratings correspond to different positions in the network.</text:p>
      <text:p text:style-name="P2"><text:tab/>I will preprocess the data by keeping only the most recent rating between any pair of users, then assign each edge to its category. I will calculate degree centrality for each node, including in-degree (ratings received) and out-degree (ratings given), within each category. I will also compute eigenvector centrality on the positive subgraphs. This measure depends on reinforcing ties, which is meaningful for trust but not for neutral or negative edges, so it cannot be applied to those cases.</text:p>
      <text:p text:style-name="P2"><text:tab/>Comparing results across the seven categories will make it possible to test whether strongly trusted users achieve higher eigenvector centrality, whether mild trust or distrust corresponds to more peripheral positions, and whether strongly distrusted users still appear central when examined through degree centrality. I expect that users who receive stronger positive ratings will appear more central in the network, both in terms of the number of connections they attract and their influence through eigenvector centrality. Users with weaker or neutral ratings may occupy more peripheral positions, while those who accumulate stronger negative ratings could still appear central in degree measures if they are frequently evaluated, but their influence is unlikely to extend through eigenvector centrality.</text:p>
      <text:p text:style-name="P2"><text:soft-page-break/></text:p>
      <text:p text:style-name="P2">------------<text:span text:style-name="T2">Revised plan</text:span></text:p>
      <text:p text:style-name="P2">For this assignment I will analyze the Bitcoin OTC trust network (<text:a xlink:type="simple" xlink:href="https://snap.stanford.edu/data/soc-sign-bitcoinotc.html" office:target-frame-name="_new" xlink:show="replace" text:style-name="Internet_20_link" text:visited-style-name="Visited_20_Internet_20_Link">https://snap.stanford.edu/data/soc-sign-bitcoinotc.html</text:a>). In this dataset, nodes represent users and directed edges represent ratings from −10 to +10. Negative values indicate distrust, positive values indicate trust, and zero is neutral.</text:p>
      <text:p text:style-name="Text_20_body">Since the dataset does not provide built-in node attributes, I will derive one from the ratings each user receives. Specifically, I will assign each node to one of seven categories based on the <text:span text:style-name="Strong_20_Emphasis">dominant intensity of its incoming ratings</text:span>:</text:p>
      <text:list text:style-name="L1">
        <text:list-item>
          <text:p text:style-name="P4"><text:span text:style-name="Strong_20_Emphasis">Strong distrust (−10 to −7)</text:span></text:p>
        </text:list-item>
        <text:list-item>
          <text:p text:style-name="P4"><text:span text:style-name="Strong_20_Emphasis">Moderate distrust (−6 to −3)</text:span></text:p>
        </text:list-item>
        <text:list-item>
          <text:p text:style-name="P4"><text:span text:style-name="Strong_20_Emphasis">Mild distrust (−2 to −1)</text:span></text:p>
        </text:list-item>
        <text:list-item>
          <text:p text:style-name="P4"><text:span text:style-name="Strong_20_Emphasis">Neutral (0)</text:span></text:p>
        </text:list-item>
        <text:list-item>
          <text:p text:style-name="P4"><text:span text:style-name="Strong_20_Emphasis">Mild trust (+1 to +2)</text:span></text:p>
        </text:list-item>
        <text:list-item>
          <text:p text:style-name="P4"><text:span text:style-name="Strong_20_Emphasis">Moderate trust (+3 to +6)</text:span></text:p>
        </text:list-item>
        <text:list-item>
          <text:p text:style-name="P4"><text:span text:style-name="Strong_20_Emphasis">Strong trust (+7 to +10)</text:span></text:p>
        </text:list-item>
      </text:list>
      <text:p text:style-name="Text_20_body">This approach ensures that every node has a categorical label representing how the community perceives it, capturing differences in evaluation strength rather than collapsing all positive or negative ratings into one group.</text:p>
      <text:p text:style-name="Text_20_body">For preprocessing, I will keep only the most recent rating between any pair of users. After this step, the <text:span text:style-name="Strong_20_Emphasis">edges will be treated as directed and signed only</text:span> (positive, negative, or neutral). Their numeric weights will not be used in the centrality calculations, because rating intensity is already encoded at the node level.</text:p>
      <text:p text:style-name="Text_20_body">I will calculate <text:span text:style-name="Strong_20_Emphasis">degree centrality</text:span> for each node, separating in-degree (ratings received) and out-degree (ratings given). In addition, I will compute <text:span text:style-name="Strong_20_Emphasis">eigenvector centrality</text:span> on the positive subgraph, since influence through reinforcement applies meaningfully only when edges represent trust.</text:p>
      <text:p text:style-name="Text_20_body">Comparing results across the seven node categories will make it possible to test whether strongly trusted users achieve higher eigenvector centrality, whether mildly trusted or distrusted users are more peripheral, and whether strongly distrusted users still appear central under degree measures if they are frequently evaluated.</text:p>
      <text:p text:style-name="Text_20_body"><text:soft-page-break/>I expect that nodes labeled as <text:span text:style-name="Strong_20_Emphasis">strongly trusted</text:span> will appear most central and influential, while distrusted nodes may still hold structurally central positions in degree-based measures but will not propagate influence in eigenvector centrality.</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1T20:41:19.138445773</meta:creation-date>
    <dc:date>2025-09-23T20:55:58.906114705</dc:date>
    <meta:editing-duration>PT25M32S</meta:editing-duration>
    <meta:editing-cycles>14</meta:editing-cycles>
    <meta:generator>LibreOffice/24.2.7.2$Linux_X86_64 LibreOffice_project/420$Build-2</meta:generator>
    <meta:print-date>2025-09-21T20:58:17.500590077</meta:print-date>
    <meta:printed-by>PDF files</meta:printed-by>
    <meta:document-statistic meta:table-count="0" meta:image-count="0" meta:object-count="0" meta:page-count="3" meta:paragraph-count="21" meta:word-count="628" meta:character-count="4178" meta:non-whitespace-character-count="3574"/>
  </office:meta>
</office:document-meta>
</file>